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4923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text-align="center"/>
      <style:text-properties style:use-window-font-color="true" fo:font-size="22pt" style:font-size-asian="22pt" style:font-size-complex="22pt"/>
    </style:style>
    <style:style style:name="P2" style:parent-style-name="Titolo2" style:family="paragraph">
      <style:paragraph-properties fo:text-align="justify"/>
    </style:style>
    <style:style style:name="P3" style:parent-style-name="Normale" style:family="paragraph">
      <style:paragraph-properties fo:text-align="justify"/>
    </style:style>
    <style:style style:name="TableColumn5" style:family="table-column">
      <style:table-column-properties style:column-width="1.6972in"/>
    </style:style>
    <style:style style:name="TableColumn6" style:family="table-column">
      <style:table-column-properties style:column-width="1.6972in"/>
    </style:style>
    <style:style style:name="TableColumn7" style:family="table-column">
      <style:table-column-properties style:column-width="1.6979in"/>
    </style:style>
    <style:style style:name="TableColumn8" style:family="table-column">
      <style:table-column-properties style:column-width="1.6979in"/>
    </style:style>
    <style:style style:name="Table4" style:family="table">
      <style:table-properties style:width="6.7902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e" style:family="paragraph">
      <style:paragraph-properties fo:text-align="justify" fo:margin-bottom="0in" fo:line-height="100%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e" style:family="paragraph">
      <style:paragraph-properties fo:text-align="justify"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e" style:family="paragraph">
      <style:paragraph-properties fo:text-align="justify"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e" style:family="paragraph">
      <style:paragraph-properties fo:text-align="justify" fo:margin-bottom="0in" fo:line-height="100%"/>
    </style:style>
    <style:style style:name="P27" style:parent-style-name="Normale" style:family="paragraph">
      <style:paragraph-properties fo:text-align="justify" fo:margin-bottom="0in" fo:line-height="100%"/>
    </style:style>
    <style:style style:name="P28" style:parent-style-name="Normale" style:family="paragraph">
      <style:paragraph-properties fo:text-align="justify" fo:margin-bottom="0in" fo:line-height="100%"/>
    </style:style>
    <style:style style:name="P29" style:parent-style-name="Normale" style:family="paragraph">
      <style:paragraph-properties fo:text-align="justify"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e" style:family="paragraph">
      <style:paragraph-properties fo:text-align="justify"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e" style:family="paragraph">
      <style:paragraph-properties fo:text-align="justify"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e" style:family="paragraph">
      <style:paragraph-properties fo:text-align="justify"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e" style:family="paragraph">
      <style:paragraph-properties fo:text-align="justify" fo:margin-bottom="0in" fo:line-height="100%"/>
    </style:style>
    <style:style style:name="P39" style:parent-style-name="Normale" style:family="paragraph">
      <style:paragraph-properties fo:text-align="justify" fo:margin-bottom="0in" fo:line-height="100%"/>
    </style:style>
    <style:style style:name="P40" style:parent-style-name="Normale" style:family="paragraph">
      <style:paragraph-properties fo:text-align="justify" fo:margin-bottom="0in" fo:line-height="100%"/>
    </style:style>
    <style:style style:name="P41" style:parent-style-name="Normale" style:family="paragraph">
      <style:paragraph-properties fo:text-align="justify" fo:margin-bottom="0in" fo:line-height="100%"/>
    </style:style>
    <style:style style:name="P42" style:parent-style-name="Normale" style:family="paragraph">
      <style:paragraph-properties fo:text-align="justify"/>
    </style:style>
    <style:style style:name="T43" style:parent-style-name="Car.predefinitoparagrafo" style:family="text">
      <style:text-properties fo:font-style="italic" style:font-style-asian="italic"/>
    </style:style>
    <style:style style:name="P44" style:parent-style-name="Paragrafoelenco" style:list-style-name="LFO1" style:family="paragraph"/>
    <style:style style:name="P45" style:parent-style-name="Paragrafoelenco" style:list-style-name="LFO1" style:family="paragraph"/>
    <style:style style:name="P46" style:parent-style-name="Paragrafoelenco" style:list-style-name="LFO1" style:family="paragraph"/>
    <style:style style:name="P47" style:parent-style-name="Paragrafoelenco" style:list-style-name="LFO2" style:family="paragraph"/>
    <style:style style:name="P48" style:parent-style-name="Paragrafoelenco" style:list-style-name="LFO2" style:family="paragraph"/>
    <style:style style:name="P49" style:parent-style-name="Paragrafoelenco" style:list-style-name="LFO2" style:family="paragraph"/>
    <style:style style:name="P50" style:parent-style-name="Paragrafoelenco" style:list-style-name="LFO3" style:family="paragraph"/>
    <style:style style:name="P51" style:parent-style-name="Paragrafoelenco" style:list-style-name="LFO3" style:family="paragraph"/>
    <style:style style:name="TableColumn53" style:family="table-column">
      <style:table-column-properties style:column-width="1.6972in"/>
    </style:style>
    <style:style style:name="TableColumn54" style:family="table-column">
      <style:table-column-properties style:column-width="1.6972in"/>
    </style:style>
    <style:style style:name="TableColumn55" style:family="table-column">
      <style:table-column-properties style:column-width="1.6979in"/>
    </style:style>
    <style:style style:name="TableColumn56" style:family="table-column">
      <style:table-column-properties style:column-width="1.6979in"/>
    </style:style>
    <style:style style:name="Table52" style:family="table">
      <style:table-properties style:width="6.7902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e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e" style:family="paragraph">
      <style:paragraph-properties fo:text-align="justify"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e" style:family="paragraph">
      <style:paragraph-properties fo:text-align="justify" fo:margin-bottom="0in" fo:line-height="100%"/>
    </style:style>
    <style:style style:name="P73" style:parent-style-name="Normale" style:family="paragraph">
      <style:paragraph-properties fo:text-align="justify" fo:margin-bottom="0in" fo:line-height="100%" fo:text-indent="0.4916in"/>
    </style:style>
    <style:style style:name="P74" style:parent-style-name="Normale" style:family="paragraph">
      <style:paragraph-properties fo:text-align="justify" fo:margin-bottom="0in" fo:line-height="100%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e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e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e" style:family="paragraph">
      <style:paragraph-properties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e" style:family="paragraph">
      <style:paragraph-properties fo:margin-bottom="0in" fo:line-height="100%"/>
    </style:style>
    <style:style style:name="P84" style:parent-style-name="Normale" style:family="paragraph">
      <style:paragraph-properties fo:margin-bottom="0in" fo:line-height="100%"/>
    </style:style>
    <style:style style:name="P85" style:parent-style-name="Normale" style:family="paragraph">
      <style:paragraph-properties fo:margin-bottom="0in" fo:line-height="100%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e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Specifiche supplementari</text:h>
      <text:h text:style-name="P2" text:outline-level="2">Cronologia revisioni</text:h>
      <text:p text:style-name="P3">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Versione<text:s/></text:p>
          </table:table-cell>
          <table:table-cell table:style-name="TableCell12">
            <text:p text:style-name="P13">Data</text:p>
          </table:table-cell>
          <table:table-cell table:style-name="TableCell14">
            <text:p text:style-name="P15">Descrizione</text:p>
          </table:table-cell>
          <table:table-cell table:style-name="TableCell16">
            <text:p text:style-name="P17">Autore</text:p>
          </table:table-cell>
        </table:table-row>
        <table:table-row table:style-name="TableRow18">
          <table:table-cell table:style-name="TableCell19">
            <text:p text:style-name="P20">Ideazione</text:p>
          </table:table-cell>
          <table:table-cell table:style-name="TableCell21">
            <text:p text:style-name="P22">07/10/1013</text:p>
          </table:table-cell>
          <table:table-cell table:style-name="TableCell23">
            <text:p text:style-name="P24">Prima bozza. Da raffinare soprattutto durante l’elaborazione.</text:p>
          </table:table-cell>
          <table:table-cell table:style-name="TableCell25">
            <text:p text:style-name="P26">Luca finocchio</text:p>
            <text:p text:style-name="P27">Vittoriano Muttillo</text:p>
            <text:p text:style-name="P28">Daniele Leombruni</text:p>
            <text:p text:style-name="P29">Stefano Dell’Osa</text:p>
          </table:table-cell>
        </table:table-row>
        <table:table-row table:style-name="TableRow30">
          <table:table-cell table:style-name="TableCell31">
            <text:p text:style-name="P32">Elaborazione 1</text:p>
          </table:table-cell>
          <table:table-cell table:style-name="TableCell33">
            <text:p text:style-name="P34">11/11/2013</text:p>
          </table:table-cell>
          <table:table-cell table:style-name="TableCell35">
            <text:p text:style-name="P36">Raffinamento<text:s/></text:p>
          </table:table-cell>
          <table:table-cell table:style-name="TableCell37">
            <text:p text:style-name="P38">Luca finocchio</text:p>
            <text:p text:style-name="P39">Vittoriano Muttillo</text:p>
            <text:p text:style-name="P40">Daniele Leombruni</text:p>
            <text:p text:style-name="P41">Stefano Dell’Osa</text:p>
          </table:table-cell>
        </table:table-row>
      </table:table>
      <text:p text:style-name="P42"/>
      <text:h text:style-name="Titolo2" text:outline-level="2">Introduzione</text:h>
      <text:p text:style-name="Normale">Questo documento raccoglie tutti i requisiti di<text:s/><text:span text:style-name="T43">Time Logging</text:span><text:s/>non descritti<text:s/>nei casi d’uso.</text:p>
      <text:h text:style-name="Titolo3" text:outline-level="3">Funzionalità</text:h>
      <text:p text:style-name="Normale"/>
      <text:list text:style-name="LFO1" text:continue-numbering="true">
        <text:list-item>
          <text:p text:style-name="P44">Definire regole per il calcolo degli stipendi</text:p>
        </text:list-item>
        <text:list-item>
          <text:p text:style-name="P45">Definire regole per il calcolo della fattura</text:p>
        </text:list-item>
        <text:list-item>
          <text:p text:style-name="P46">Salvare lo storico dei progetti passati</text:p>
        </text:list-item>
      </text:list>
      <text:p text:style-name="Paragrafoelenco"/>
      <text:h text:style-name="Titolo3" text:outline-level="3">Logging e gestione degli errori</text:h>
      <text:p text:style-name="Normale">Feedback per l’utente circa eventuali errori nell’autenticazione effettuato tramite l’ausilio di apposite finestre di dialogo.</text:p>
      <text:h text:style-name="Titolo3" text:outline-level="3">Regole Inseribili</text:h>
      <text:h text:style-name="Titolo3" text:outline-level="3">Sicurezza</text:h>
      <text:p text:style-name="Normale">Tutti le funzionalità fornite dall’applicazione richiedono l’autenticazione da parte dell’utente.<text:s/></text:p>
      <text:h text:style-name="Titolo2" text:outline-level="2">Usabilità</text:h>
      <text:h text:style-name="Titolo3" text:outline-level="3">Fattori umani</text:h>
      <text:p text:style-name="Normale">L’applicazione, collocandosi in un contesto lavorativo come un ufficio, sarà eseguita su un pc desktop, laptop o notebook. <text:s/>L’utente utilizza il sistema per tenere traccia delle ore lavorative o gestire progetti e sotto-progetti, quindi l’utilizzo dell’applicazione avviene contestualmente ad altre attività lavorative.</text:p>
      <text:h text:style-name="Titolo2" text:outline-level="2">Affidabilità</text:h>
      <text:h text:style-name="Titolo3" text:outline-level="3">Ripristinabilità</text:h>
      <text:p text:style-name="Normale">I dati di interesse sono salvati tempestivamente su un apposito database. In caso di fallimento del sistema viene ripristinato lo stato precedentemente salvato sul DB.</text:p>
      <text:p text:style-name="Normale">Backup del DB in questione vengono<text:s/>effettuati periodicamente.</text:p>
      <text:h text:style-name="Titolo3" text:outline-level="3">Prestazioni</text:h>
      <text:p text:style-name="Normale">Il sistema è in grado di agevolare l’inserimento di nuovi record in breve tempo, in modo da agevolare le attività lavorative.</text:p>
      <text:h text:style-name="Titolo2" text:outline-level="2">Sostenibilità</text:h>
      <text:h text:style-name="Titolo3" text:outline-level="3">Adattabilità</text:h>
      <text:p text:style-name="Normale">L’applicazione è fruibile da diverse tipologie di utenti, in<text:s/>particolare essa è in grado di gestire progetti lavorativi di differente natura.</text:p>
      <text:h text:style-name="Titolo3" text:outline-level="3">Configurabilità</text:h>
      <text:p text:style-name="Normale">Alcuni utenti possono voler modificare le configurazioni circa la distribuzione del sistema (indirizzi IP di server e client) o circa il DB in uso ( IP, user,<text:s/>password). Il sistema è quindi configurabile e flessibile in relazione a queste necessità.</text:p>
      <text:h text:style-name="Titolo3" text:outline-level="3">Vincoli di implementazione</text:h>
      <text:p text:style-name="Normale">Il committente del software Time Logging insiste su una soluzione basata su tecnologia Java <text:s/>poiché sostiene che ciò migliorerà la portabilità e la sostenibilità a lungo termine, oltre alla facilità di sviluppo propria di tale linguaggio.</text:p>
      <text:h text:style-name="Titolo2" text:outline-level="2">Componenti acquistati</text:h>
      <text:h text:style-name="Titolo2" text:outline-level="2">Componenti OpenSource</text:h>
      <text:p text:style-name="Normale">Per questo progetto si vuole massimizzare l'utilizzo di componenti open source e gratuiti con tecnologia Java.</text:p>
      <text:p text:style-name="Normale"><text:s/>Si consigliano i seguenti strumenti come probabili candidati:</text:p>
      <text:list text:style-name="LFO2" text:continue-numbering="true">
        <text:list-item>
          <text:p text:style-name="P47">framework Java Swing</text:p>
        </text:list-item>
        <text:list-item>
          <text:p text:style-name="P48">piattaforma Hibernate</text:p>
        </text:list-item>
        <text:list-item>
          <text:p text:style-name="P49">toolkit ICE</text:p>
        </text:list-item>
      </text:list>
      <text:h text:style-name="Titolo2" text:outline-level="2"/>
      <text:h text:style-name="Titolo2" text:outline-level="2">Interfacce</text:h>
      <text:h text:style-name="Titolo3" text:outline-level="3">Hardware e interfacce significative</text:h>
      <text:list text:style-name="LFO3" text:continue-numbering="true">
        <text:list-item>
          <text:p text:style-name="P50">Monitor</text:p>
        </text:list-item>
        <text:list-item>
          <text:p text:style-name="P51">Stampante</text:p>
        </text:list-item>
      </text:list>
      <text:h text:style-name="Titolo3" text:outline-level="3">Interfacce software</text:h>
      <text:p text:style-name="Normale"/>
      <text:p text:style-name="Normale">Al momento non presenti.</text:p>
      <text:h text:style-name="Titolo2" text:outline-level="2">Aspetti legali</text:h>
      <text:p text:style-name="Normale">Si consiglia l'uso di alcuni componenti open source, se le loro restrizioni di licenza possono essere risolte in modo da consentire la rivendita di prodotti che comprendono software open source.</text:p>
      <text:h text:style-name="Titolo2" text:outline-level="2"/>
      <text:h text:style-name="Titolo2" text:outline-level="2">Regole specifiche di dominio (di Business) specifiche dell'applicazione</text:h>
      <text:p text:style-name="Normale">(Vedere il documento regole di business separato per le regole generali).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ID<text:s/></text:p>
          </table:table-cell>
          <table:table-cell table:style-name="TableCell60">
            <text:p text:style-name="P61">Regola</text:p>
          </table:table-cell>
          <table:table-cell table:style-name="TableCell62">
            <text:p text:style-name="P63">Modificabilità</text:p>
          </table:table-cell>
          <table:table-cell table:style-name="TableCell64">
            <text:p text:style-name="P65">Sorgente</text:p>
          </table:table-cell>
        </table:table-row>
        <table:table-row table:style-name="TableRow66">
          <table:table-cell table:style-name="TableCell67">
            <text:p text:style-name="P68">R1</text:p>
          </table:table-cell>
          <table:table-cell table:style-name="TableCell69">
            <text:p text:style-name="P70">Calcolare lo stipendio</text:p>
          </table:table-cell>
          <table:table-cell table:style-name="TableCell71">
            <text:p text:style-name="P72">Media</text:p>
            <text:p text:style-name="P73"/>
            <text:p text:style-name="P74">L'azienda può cambiare i parametri all'interno della regola.</text:p>
          </table:table-cell>
          <table:table-cell table:style-name="TableCell75">
            <text:p text:style-name="P76">Azienda</text:p>
          </table:table-cell>
        </table:table-row>
        <table:table-row table:style-name="TableRow77">
          <table:table-cell table:style-name="TableCell78">
            <text:p text:style-name="P79">R2</text:p>
          </table:table-cell>
          <table:table-cell table:style-name="TableCell80">
            <text:p text:style-name="P81">Calcolare la fattura</text:p>
          </table:table-cell>
          <table:table-cell table:style-name="TableCell82">
            <text:p text:style-name="P83">Bassa</text:p>
            <text:p text:style-name="P84"/>
            <text:p text:style-name="P85">Le regole<text:s/>dell'azienda sono fissate per quel che riguarda la fatturazione</text:p>
          </table:table-cell>
          <table:table-cell table:style-name="TableCell86">
            <text:p text:style-name="P87">Azienda</text:p>
          </table:table-cell>
        </table:table-row>
      </table:table>
      <text:p text:style-name="Normale"/>
      <text:p text:style-name="Normale"/>
      <text:h text:style-name="Titolo2" text:outline-level="2">Informazioni nei domini di interess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ize="14pt" style:font-size-asian="14pt" style:font-size-complex="13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3pt"/>
    </style:style>
    <style:style style:name="Titolo3Carattere" style:display-name="Titolo 3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4Carattere" style:display-name="Titolo 4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olo5Carattere" style:display-name="Titolo 5 Carattere" style:family="text" style:parent-style-name="Car.predefinitoparagrafo">
      <style:text-properties style:font-name="Cambria" style:font-name-asian="Times New Roman" style:font-name-complex="Times New Roman" fo:color="#243F60"/>
    </style:style>
    <style:style style:name="Titolo6Carattere" style:display-name="Titolo 6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olo7Carattere" style:display-name="Titolo 7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olo8Carattere" style:display-name="Titolo 8 Carattere" style:family="text" style:parent-style-name="Car.predefinitoparagrafo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Titolo9Carattere" style:display-name="Titolo 9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Titolo" style:display-name="Titolo" style:family="paragraph" style:parent-style-name="Normale" style:next-style-name="Normale">
      <style:paragraph-properties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oloCarattere" style:display-name="Titolo Carattere" style:family="text" style:parent-style-name="Car.predefinitoparagrafo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ttotitolo" style:display-name="Sottotitolo" style:family="paragraph" style:parent-style-name="Normale" style:next-style-name="Normale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ottotitoloCarattere" style:display-name="Sottotitolo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text-properties fo:font-style="italic" style:font-style-asian="italic" style:font-style-complex="italic" fo:color="#000000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000000"/>
    </style:style>
    <style:style style:name="Citazioneintensa" style:display-name="Citazione intensa" style:family="paragraph" style:parent-style-name="Normale" style:next-style-name="Normale">
      <style:paragraph-properties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CitazioneintensaCarattere" style:display-name="Citazione intensa Carattere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808080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Riferimentodelicato" style:display-name="Riferimento delicato" style:family="text" style:parent-style-name="Car.predefinitoparagrafo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34in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4923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fano</meta:initial-creator>
    <dc:creator>Vittoriano</dc:creator>
    <meta:creation-date>2013-10-07T09:52:00Z</meta:creation-date>
    <dc:date>2013-11-28T13:43:00Z</dc:date>
    <meta:template xlink:href="Normal" xlink:type="simple"/>
    <meta:editing-cycles>65</meta:editing-cycles>
    <meta:editing-duration>PT3720S</meta:editing-duration>
    <meta:document-statistic meta:page-count="1" meta:paragraph-count="6" meta:word-count="501" meta:character-count="3356" meta:row-count="23" meta:non-whitespace-character-count="2861"/>
  </office:meta>
</office:document-meta>
</file>